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5.5pt"/>
    </style:style>
    <style:style style:name="co2" style:family="table-column">
      <style:table-column-properties fo:break-before="auto" style:column-width="81.24pt"/>
    </style:style>
    <style:style style:name="co3" style:family="table-column">
      <style:table-column-properties fo:break-before="auto" style:column-width="124.3pt"/>
    </style:style>
    <style:style style:name="co4" style:family="table-column">
      <style:table-column-properties fo:break-before="auto" style:column-width="131.61pt"/>
    </style:style>
    <style:style style:name="co5" style:family="table-column">
      <style:table-column-properties fo:break-before="auto" style:column-width="111.91pt"/>
    </style:style>
    <style:style style:name="co6" style:family="table-column">
      <style:table-column-properties fo:break-before="auto" style:column-width="108.06pt"/>
    </style:style>
    <style:style style:name="co7" style:family="table-column">
      <style:table-column-properties fo:break-before="auto" style:column-width="109.59pt"/>
    </style:style>
    <style:style style:name="co8" style:family="table-column">
      <style:table-column-properties fo:break-before="auto" style:column-width="63.3pt"/>
    </style:style>
    <style:style style:name="co9" style:family="table-column">
      <style:table-column-properties fo:break-before="auto" style:column-width="107.29pt"/>
    </style:style>
    <style:style style:name="co10" style:family="table-column">
      <style:table-column-properties fo:break-before="auto" style:column-width="94.25pt"/>
    </style:style>
    <style:style style:name="co11" style:family="table-column">
      <style:table-column-properties fo:break-before="auto" style:column-width="118.6pt"/>
    </style:style>
    <style:style style:name="co12" style:family="table-column">
      <style:table-column-properties fo:break-before="auto" style:column-width="95.05pt"/>
    </style:style>
    <style:style style:name="co13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116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16" style:family="table-cell" style:parent-style-name="Default">
      <style:table-cell-properties fo:background-color="#81d41a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transparen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3" style:family="table-cell" style:parent-style-name="Default" style:data-style-name="N0">
      <style:table-cell-properties fo:background-color="#81d41a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20" style:family="table-cell" style:parent-style-name="Default" style:data-style-name="N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/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pt"/>
      <style:text-properties style:font-name="Liberation Sans"/>
    </style:style>
    <style:style style:name="ce32" style:family="table-cell" style:parent-style-name="Default" style:data-style-name="N121">
      <style:table-cell-properties fo:background-color="#81d41a" style:text-align-source="fix" style:repeat-content="false"/>
      <style:paragraph-properties fo:text-align="center" fo:margin-left="0pt"/>
      <style:text-properties style:font-name="Liberation Sans"/>
    </style:style>
    <style:style style:name="ce30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pt"/>
      <style:text-properties style:font-name="Liberation Sans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none" fo:country="none" style:language-asian="none" style:country-asian="none" style:language-complex="none" style:country-complex="none"/>
    </style:style>
    <style:style style:name="ce43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2pt"/>
    </style:style>
    <style:style style:name="T2" style:family="text">
      <style:text-properties fo:color="#2a00ff" style:font-name="Consolas" fo:font-size="10pt" style:font-name-asian="Consolas" style:font-name-complex="Consola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temario-optimization-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6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3" table:number-columns-repeated="1010" table:default-cell-style-name="ce1"/>
        <table:table-row table:style-name="ro1">
          <table:table-cell table:number-columns-repeated="3"/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opulation Size</text:p>
          </table:table-cell>
          <table:table-cell table:style-name="ce6" office:value-type="string" calcext:value-type="string">
            <text:p>Mutation Probability</text:p>
          </table:table-cell>
          <table:table-cell table:style-name="ce6" office:value-type="string" calcext:value-type="string">
            <text:p>Gene Mutation Percentage</text:p>
          </table:table-cell>
          <table:table-cell office:value-type="string" calcext:value-type="string">
            <text:p>Crossover Probability</text:p>
          </table:table-cell>
          <table:table-cell office:value-type="string" calcext:value-type="string">
            <text:p>Mutation Operator</text:p>
          </table:table-cell>
          <table:table-cell office:value-type="string" calcext:value-type="string">
            <text:p>Crossover Operator</text:p>
          </table:table-cell>
          <table:table-cell office:value-type="string" calcext:value-type="string">
            <text:p>Documents</text:p>
          </table:table-cell>
          <table:table-cell office:value-type="string" calcext:value-type="string">
            <text:p>Evaluation</text:p>
          </table:table-cell>
          <table:table-cell/>
          <table:table-cell office:value-type="string" calcext:value-type="string">
            <text:p>Evaluation Method</text:p>
          </table:table-cell>
          <table:table-cell office:value-type="string" calcext:value-type="string">
            <text:p>Recall</text:p>
          </table:table-cell>
          <table:table-cell table:number-columns-repeated="1012"/>
        </table:table-row>
        <table:table-row table:style-name="ro1"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25" calcext:value-type="float">
            <text:p>25</text:p>
          </table:table-cell>
          <table:table-cell table:style-name="ce23" office:value-type="float" office:value="0.2" calcext:value-type="float">
            <text:p>0.2</text:p>
          </table:table-cell>
          <table:table-cell table:style-name="ce23" office:value-type="float" office:value="0.1" calcext:value-type="float">
            <text:p>0.1</text:p>
          </table:table-cell>
          <table:table-cell table:style-name="ce23" office:value-type="float" office:value="0.9" calcext:value-type="float">
            <text:p>0.9</text:p>
          </table:table-cell>
          <table:table-cell table:style-name="ce16" office:value-type="string" calcext:value-type="string">
            <text:p>LIMIT</text:p>
          </table:table-cell>
          <table:table-cell table:style-name="ce16" office:value-type="string" calcext:value-type="string">
            <text:p>BLX-ALPHA</text:p>
          </table:table-cell>
          <table:table-cell table:style-name="ce3" office:value-type="float" office:value="10" calcext:value-type="float">
            <text:p>10</text:p>
          </table:table-cell>
          <table:table-cell table:style-name="ce32" office:value-type="float" office:value="0.439538333333353" calcext:value-type="float">
            <text:p>0.439538</text:p>
          </table:table-cell>
          <table:table-cell/>
          <table:table-cell office:value-type="string" calcext:value-type="string">
            <text:p>Execution repetition</text:p>
          </table:table-cell>
          <table:table-cell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2" table:style-name="ce21" office:value-type="float" office:value="0.2" calcext:value-type="float">
            <text:p>0.2</text:p>
          </table:table-cell>
          <table:table-cell table:style-name="ce21" office:value-type="float" office:value="0.7" calcext:value-type="float">
            <text:p>0.7</text:p>
          </table:table-cell>
          <table:table-cell table:style-name="ce10" office:value-type="string" calcext:value-type="string">
            <text:p>LIMIT</text:p>
          </table:table-cell>
          <table:table-cell table:style-name="ce10" office:value-type="string" calcext:value-type="string">
            <text:p>GEO MEAN</text:p>
          </table:table-cell>
          <table:table-cell table:style-name="ce10" office:value-type="float" office:value="10" calcext:value-type="float">
            <text:p>10</text:p>
          </table:table-cell>
          <table:table-cell table:style-name="ce30" table:formula="of:=[details.G30]" office:value-type="float" office:value="0.432057916666667" calcext:value-type="float">
            <text:p>0.432058</text:p>
          </table:table-cell>
          <table:table-cell/>
          <table:table-cell office:value-type="string" calcext:value-type="string">
            <text:p>Elitism</text:p>
          </table:table-cell>
          <table:table-cell table:style-name="ce5" office:value-type="string" calcext:value-type="string">
            <text:p>TRUE</text:p>
          </table:table-cell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15" calcext:value-type="float">
            <text:p>0.15</text:p>
          </table:table-cell>
          <table:table-cell table:style-name="ce20" office:value-type="float" office:value="0.75" calcext:value-type="float">
            <text:p>0.75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0" calcext:value-type="float">
            <text:p>100</text:p>
          </table:table-cell>
          <table:table-cell table:style-name="ce31" office:value-type="float" office:value="0.430578333333333" calcext:value-type="float">
            <text:p>0.430578</text:p>
          </table:table-cell>
          <table:table-cell/>
          <table:table-cell office:value-type="string" calcext:value-type="string">
            <text:p>Evaluated documents</text:p>
          </table:table-cell>
          <table:table-cell table:style-name="ce5" office:value-type="string" calcext:value-type="string">
            <text:p>80.00%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7" calcext:value-type="float">
            <text:p>0.7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details.G23]" office:value-type="float" office:value="0.4305575" calcext:value-type="float">
            <text:p>0.430558</text:p>
          </table:table-cell>
          <table:table-cell table:style-name="ce10"/>
          <table:table-cell office:value-type="string" calcext:value-type="string">
            <text:p>Iterations</text:p>
          </table:table-cell>
          <table:table-cell office:value-type="float" office:value="30" calcext:value-type="float">
            <text:p>30</text:p>
          </table:table-cell>
          <table:table-cell table:style-name="ce10" table:number-columns-repeated="1012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13" office:value-type="float" office:value="25" calcext:value-type="float">
            <text:p>25</text:p>
          </table:table-cell>
          <table:table-cell table:number-columns-repeated="2" table:style-name="ce22" office:value-type="float" office:value="0.1" calcext:value-type="float">
            <text:p>0.1</text:p>
          </table:table-cell>
          <table:table-cell table:style-name="ce22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0.428647083333333" calcext:value-type="float">
            <text:p>0.428647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details.G59]" office:value-type="float" office:value="0.4247875" calcext:value-type="float">
            <text:p>0.424788</text:p>
          </table:table-cell>
          <table:table-cell table:style-name="ce10"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details.G15]" office:value-type="float" office:value="0.420488333333334" calcext:value-type="float">
            <text:p>0.420488</text:p>
          </table:table-cell>
          <table:table-cell table:number-columns-repeated="1015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13" office:value-type="float" office:value="25" calcext:value-type="float">
            <text:p>2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office:value-type="float" office:value="10" calcext:value-type="float">
            <text:p>10</text:p>
          </table:table-cell>
          <table:table-cell table:style-name="ce29" office:value-type="float" office:value="0.419954583333333" calcext:value-type="float">
            <text:p>0.419955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05" calcext:value-type="float">
            <text:p>0.0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8" calcext:value-type="float">
            <text:p>0.8</text:p>
          </table:table-cell>
          <table:table-cell table:style-name="ce10" office:value-type="string" calcext:value-type="string">
            <text:p>LIMIT</text:p>
          </table:table-cell>
          <table:table-cell table:style-name="ce10"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details.G52]" office:value-type="float" office:value="0.41352875" calcext:value-type="float">
            <text:p>0.413529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20" office:value-type="float" office:value="0.1" calcext:value-type="float">
            <text:p>0.1</text:p>
          </table:table-cell>
          <table:table-cell table:style-name="ce20" office:value-type="float" office:value="0.2" calcext:value-type="float">
            <text:p>0.2</text:p>
          </table:table-cell>
          <table:table-cell table:style-name="ce20" office:value-type="float" office:value="0.6" calcext:value-type="float">
            <text:p>0.6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GEO MEAN</text:p>
          </table:table-cell>
          <table:table-cell office:value-type="float" office:value="10" calcext:value-type="float">
            <text:p>10</text:p>
          </table:table-cell>
          <table:table-cell table:style-name="ce29" table:formula="of:=[details.G8]" office:value-type="float" office:value="0.413002083333333" calcext:value-type="float">
            <text:p>0.413002</text:p>
          </table:table-cell>
          <table:table-cell table:number-columns-repeated="1015"/>
        </table:table-row>
        <table:table-row table:style-name="ro1">
          <table:table-cell table:style-name="ce17" table:number-columns-repeated="9"/>
          <table:table-cell table:style-name="ce10" table:number-columns-repeated="1015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25" calcext:value-type="float">
            <text:p>25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table:style-name="ce13" office:value-type="float" office:value="80" calcext:value-type="float">
            <text:p>80</text:p>
          </table:table-cell>
          <table:table-cell table:style-name="ce13"/>
          <table:table-cell table:number-columns-repeated="1015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13" office:value-type="float" office:value="50" calcext:value-type="float">
            <text:p>50</text:p>
          </table:table-cell>
          <table:table-cell table:style-name="ce13" office:value-type="float" office:value="0.2" calcext:value-type="float">
            <text:p>0.2</text:p>
          </table:table-cell>
          <table:table-cell table:style-name="ce13" office:value-type="float" office:value="0.1" calcext:value-type="float">
            <text:p>0.1</text:p>
          </table:table-cell>
          <table:table-cell table:style-name="ce13" office:value-type="float" office:value="0.9" calcext:value-type="float">
            <text:p>0.9</text:p>
          </table:table-cell>
          <table:table-cell table:style-name="ce13" office:value-type="string" calcext:value-type="string">
            <text:p>LIMIT</text:p>
          </table:table-cell>
          <table:table-cell table:style-name="ce13" office:value-type="string" calcext:value-type="string">
            <text:p>BLX-ALPHA</text:p>
          </table:table-cell>
          <table:table-cell table:style-name="ce13" office:value-type="float" office:value="80" calcext:value-type="float">
            <text:p>80</text:p>
          </table:table-cell>
          <table:table-cell table:style-name="ce13"/>
          <table:table-cell table:number-columns-repeated="1015"/>
        </table:table-row>
        <table:table-row table:style-name="ro1" table:number-rows-repeated="2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 table:number-rows-repeated="2">
          <table:table-cell table:style-name="ce13"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1020"/>
        </table:table-row>
        <table:table-row table:style-name="ro1">
          <table:table-cell table:style-name="ce13" table:number-columns-repeated="2"/>
          <table:table-cell table:style-name="ce24" table:number-columns-repeated="3"/>
          <table:table-cell table:style-name="ce13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9"/>
          <table:table-cell table:number-columns-repeated="1015"/>
        </table:table-row>
        <table:table-row table:style-name="ro1" table:number-rows-repeated="4">
          <table:table-cell table:style-name="ce13" table:number-columns-repeated="2"/>
          <table:table-cell table:style-name="ce24" table:number-columns-repeated="3"/>
          <table:table-cell table:style-name="ce13" table:number-columns-repeated="2"/>
          <table:table-cell table:number-columns-repeated="1017"/>
        </table:table-row>
        <table:table-row table:style-name="ro1" table:number-rows-repeated="5">
          <table:table-cell table:style-name="Default" table:number-columns-repeated="2"/>
          <table:table-cell table:style-name="ce25" table:number-columns-repeated="3"/>
          <table:table-cell table:style-name="Default" table:number-columns-repeated="2"/>
          <table:table-cell table:number-columns-repeated="1017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5">
          <table:table-cell table:style-name="Default" table:number-columns-repeated="2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3">
          <table:table-cell table:style-name="Default" table:number-columns-repeated="14"/>
          <table:table-cell table:number-columns-repeated="101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thout-optimization" table:style-name="ta1">
        <table:table-column table:style-name="co13" table:number-columns-repeated="10" table:default-cell-style-name="Default"/>
        <table:table-row table:style-name="ro2">
          <table:table-cell table:style-name="ce41" office:value-type="string" calcext:value-type="string" table:number-columns-spanned="4" table:number-rows-spanned="1">
            <text:p>Sem otimização</text:p>
          </table:table-cell>
          <table:covered-table-cell table:number-columns-repeated="3"/>
          <table:table-cell table:number-columns-repeated="2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0_fb50</text:span><text:span text:style-name="T1">)</text:span></text:p>
          </table:table-cell>
          <table:covered-table-cell table:number-columns-repeated="3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  <table:table-cell table:number-columns-repeated="3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7749" calcext:value-type="float">
            <text:p>0.47749</text:p>
          </table:table-cell>
          <table:table-cell office:value-type="float" office:value="0.432845" calcext:value-type="float">
            <text:p>0.432845</text:p>
          </table:table-cell>
          <table:table-cell office:value-type="float" office:value="0.45326" calcext:value-type="float">
            <text:p>0.453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84165" calcext:value-type="float">
            <text:p>0.484165</text:p>
          </table:table-cell>
          <table:table-cell office:value-type="float" office:value="0.43689" calcext:value-type="float">
            <text:p>0.43689</text:p>
          </table:table-cell>
          <table:table-cell office:value-type="float" office:value="0.45908" calcext:value-type="float">
            <text:p>0.459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3411" calcext:value-type="float">
            <text:p>0.53411</text:p>
          </table:table-cell>
          <table:table-cell office:value-type="float" office:value="0.4552" calcext:value-type="float">
            <text:p>0.4552</text:p>
          </table:table-cell>
          <table:table-cell office:value-type="float" office:value="0.49346" calcext:value-type="float">
            <text:p>0.4934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5332" calcext:value-type="float">
            <text:p>0.5332</text:p>
          </table:table-cell>
          <table:table-cell office:value-type="float" office:value="0.469065" calcext:value-type="float">
            <text:p>0.469065</text:p>
          </table:table-cell>
          <table:table-cell office:value-type="float" office:value="0.489115" calcext:value-type="float">
            <text:p>0.48911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34425" calcext:value-type="float">
            <text:p>0.534425</text:p>
          </table:table-cell>
          <table:table-cell office:value-type="float" office:value="0.484485" calcext:value-type="float">
            <text:p>0.484485</text:p>
          </table:table-cell>
          <table:table-cell office:value-type="float" office:value="0.499005" calcext:value-type="float">
            <text:p>0.49900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468455" calcext:value-type="float">
            <text:p>0.468455</text:p>
          </table:table-cell>
          <table:table-cell office:value-type="float" office:value="0.498185" calcext:value-type="float">
            <text:p>0.49818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8986" calcext:value-type="float">
            <text:p>0.48986</text:p>
          </table:table-cell>
          <table:table-cell office:value-type="float" office:value="0.441005" calcext:value-type="float">
            <text:p>0.441005</text:p>
          </table:table-cell>
          <table:table-cell office:value-type="float" office:value="0.46141" calcext:value-type="float">
            <text:p>0.4614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51599" calcext:value-type="float">
            <text:p>0.51599</text:p>
          </table:table-cell>
          <table:table-cell office:value-type="float" office:value="0.429695" calcext:value-type="float">
            <text:p>0.429695</text:p>
          </table:table-cell>
          <table:table-cell office:value-type="float" office:value="0.46338" calcext:value-type="float">
            <text:p>0.463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139" calcext:value-type="float">
            <text:p>0.49139</text:p>
          </table:table-cell>
          <table:table-cell office:value-type="float" office:value="0.431035" calcext:value-type="float">
            <text:p>0.431035</text:p>
          </table:table-cell>
          <table:table-cell office:value-type="float" office:value="0.471085" calcext:value-type="float">
            <text:p>0.47108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49046" calcext:value-type="float">
            <text:p>0.49046</text:p>
          </table:table-cell>
          <table:table-cell office:value-type="float" office:value="0.42936" calcext:value-type="float">
            <text:p>0.42936</text:p>
          </table:table-cell>
          <table:table-cell office:value-type="float" office:value="0.46248" calcext:value-type="float">
            <text:p>0.462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table:formula="of:=MEDIAN([.B3:.B7])" office:value-type="float" office:value="0.49139" calcext:value-type="float">
            <text:p>0.49139</text:p>
          </table:table-cell>
          <table:table-cell table:formula="of:=MEDIAN([.C3:.C7])" office:value-type="float" office:value="0.441005" calcext:value-type="float">
            <text:p>0.441005</text:p>
          </table:table-cell>
          <table:table-cell table:formula="of:=MEDIAN([.D3:.D7])" office:value-type="float" office:value="0.471085" calcext:value-type="float">
            <text:p>0.471085</text:p>
          </table:table-cell>
          <table:table-cell table:number-columns-repeated="2"/>
          <table:table-cell office:value-type="string" calcext:value-type="string">
            <text:p>AVERAGE</text:p>
          </table:table-cell>
          <table:table-cell table:formula="of:=MEDIAN([.H3:.H7])" office:value-type="float" office:value="0.51599" calcext:value-type="float">
            <text:p>0.51599</text:p>
          </table:table-cell>
          <table:table-cell table:formula="of:=MEDIAN([.I3:.I7])" office:value-type="float" office:value="0.43689" calcext:value-type="float">
            <text:p>0.43689</text:p>
          </table:table-cell>
          <table:table-cell table:formula="of:=MEDIAN([.J3:.J7])" office:value-type="float" office:value="0.46338" calcext:value-type="float">
            <text:p>0.46338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6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1_fb50</text:span><text:span text:style-name="T1">)</text:span></text:p>
          </table:table-cell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table:style-name="ce13" office:value-type="string" calcext:value-type="string">
            <text:p>Fsummm</text:p>
          </table:table-cell>
          <table:table-cell table:style-name="ce13" office:value-type="float" office:value="0.496" calcext:value-type="float">
            <text:p>0.496</text:p>
          </table:table-cell>
          <table:table-cell table:style-name="ce13" office:value-type="float" office:value="0.475" calcext:value-type="float">
            <text:p>0.475</text:p>
          </table:table-cell>
          <table:table-cell table:style-name="ce13" office:value-type="float" office:value="0.465" calcext:value-type="float">
            <text:p>0.46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461175" calcext:value-type="float">
            <text:p>0.461175</text:p>
          </table:table-cell>
          <table:table-cell office:value-type="float" office:value="0.42719" calcext:value-type="float">
            <text:p>0.42719</text:p>
          </table:table-cell>
          <table:table-cell office:value-type="float" office:value="0.44457" calcext:value-type="float">
            <text:p>0.44457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49139" calcext:value-type="float">
            <text:p>0.49139</text:p>
          </table:table-cell>
          <table:table-cell office:value-type="float" office:value="0.441005" calcext:value-type="float">
            <text:p>0.441005</text:p>
          </table:table-cell>
          <table:table-cell office:value-type="float" office:value="0.471085" calcext:value-type="float">
            <text:p>0.471085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52196" calcext:value-type="float">
            <text:p>0.52196</text:p>
          </table:table-cell>
          <table:table-cell office:value-type="float" office:value="0.471835" calcext:value-type="float">
            <text:p>0.471835</text:p>
          </table:table-cell>
          <table:table-cell office:value-type="float" office:value="0.496385" calcext:value-type="float">
            <text:p>0.496385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471855" calcext:value-type="float">
            <text:p>0.471855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44463" calcext:value-type="float">
            <text:p>0.44463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48092" calcext:value-type="float">
            <text:p>0.48092</text:p>
          </table:table-cell>
          <table:table-cell office:value-type="float" office:value="0.43557" calcext:value-type="float">
            <text:p>0.43557</text:p>
          </table:table-cell>
          <table:table-cell office:value-type="float" office:value="0.44992" calcext:value-type="float">
            <text:p>0.4499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MEDIAN([.H13:.H17])" office:value-type="float" office:value="0.48092" calcext:value-type="float">
            <text:p>0.48092</text:p>
          </table:table-cell>
          <table:table-cell table:formula="of:=MEDIAN([.I13:.I17])" office:value-type="float" office:value="0.43557" calcext:value-type="float">
            <text:p>0.43557</text:p>
          </table:table-cell>
          <table:table-cell table:formula="of:=MEDIAN([.J13:.J17])" office:value-type="float" office:value="0.44992" calcext:value-type="float">
            <text:p>0.44992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number-columns-repeated="6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2_fb50</text:span><text:span text:style-name="T1">)</text:span></text:p>
          </table:table-cell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00095" calcext:value-type="float">
            <text:p>0.500095</text:p>
          </table:table-cell>
          <table:table-cell office:value-type="float" office:value="0.458885" calcext:value-type="float">
            <text:p>0.458885</text:p>
          </table:table-cell>
          <table:table-cell office:value-type="float" office:value="0.483055" calcext:value-type="float">
            <text:p>0.48305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07705" calcext:value-type="float">
            <text:p>0.507705</text:p>
          </table:table-cell>
          <table:table-cell office:value-type="float" office:value="0.44557" calcext:value-type="float">
            <text:p>0.44557</text:p>
          </table:table-cell>
          <table:table-cell office:value-type="float" office:value="0.47446" calcext:value-type="float">
            <text:p>0.47446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495385" calcext:value-type="float">
            <text:p>0.495385</text:p>
          </table:table-cell>
          <table:table-cell office:value-type="float" office:value="0.46015" calcext:value-type="float">
            <text:p>0.46015</text:p>
          </table:table-cell>
          <table:table-cell office:value-type="float" office:value="0.47183" calcext:value-type="float">
            <text:p>0.47183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498925" calcext:value-type="float">
            <text:p>0.498925</text:p>
          </table:table-cell>
          <table:table-cell office:value-type="float" office:value="0.44361" calcext:value-type="float">
            <text:p>0.44361</text:p>
          </table:table-cell>
          <table:table-cell office:value-type="float" office:value="0.449945" calcext:value-type="float">
            <text:p>0.44994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49676" calcext:value-type="float">
            <text:p>0.49676</text:p>
          </table:table-cell>
          <table:table-cell office:value-type="float" office:value="0.443715" calcext:value-type="float">
            <text:p>0.443715</text:p>
          </table:table-cell>
          <table:table-cell office:value-type="float" office:value="0.458845" calcext:value-type="float">
            <text:p>0.458845</text:p>
          </table:table-cell>
        </table:table-row>
        <table:table-row table:style-name="ro1">
          <table:table-cell table:number-columns-repeated="6"/>
          <table:table-cell table:style-name="ce43" office:value-type="string" calcext:value-type="string">
            <text:p>AVERAGE</text:p>
          </table:table-cell>
          <table:table-cell table:style-name="ce43" table:formula="of:=MEDIAN([.H22:.H26])" office:value-type="float" office:value="0.498925" calcext:value-type="float">
            <text:p>0.498925</text:p>
          </table:table-cell>
          <table:table-cell table:style-name="ce43" table:formula="of:=MEDIAN([.I22:.I26])" office:value-type="float" office:value="0.44557" calcext:value-type="float">
            <text:p>0.44557</text:p>
          </table:table-cell>
          <table:table-cell table:style-name="ce43" table:formula="of:=MEDIAN([.J22:.J26])" office:value-type="float" office:value="0.47183" calcext:value-type="float">
            <text:p>0.47183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number-columns-repeated="6"/>
          <table:table-cell table:style-name="ce42" office:value-type="string" calcext:value-type="string" table:number-columns-spanned="4" table:number-rows-spanned="1">
            <text:p><text:span text:style-name="T1">Com otimização (</text:span><text:span text:style-name="T2">opt_3_fb50</text:span><text:span text:style-name="T1">)</text:span></text:p>
          </table:table-cell>
          <table:covered-table-cell table:number-columns-repeated="3"/>
        </table:table-row>
        <table:table-row table:style-name="ro1">
          <table:table-cell table:number-columns-repeated="7"/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Measure</text:p>
          </table:table-cell>
        </table:table-row>
        <table:table-row table:style-name="ro1">
          <table:table-cell table:number-columns-repeated="6"/>
          <table:table-cell office:value-type="float" office:value="0" calcext:value-type="float">
            <text:p>0</text:p>
          </table:table-cell>
          <table:table-cell office:value-type="float" office:value="0.50874" calcext:value-type="float">
            <text:p>0.50874</text:p>
          </table:table-cell>
          <table:table-cell office:value-type="float" office:value="0.443645" calcext:value-type="float">
            <text:p>0.443645</text:p>
          </table:table-cell>
          <table:table-cell office:value-type="float" office:value="0.463235" calcext:value-type="float">
            <text:p>0.463235</text:p>
          </table:table-cell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0.518085" calcext:value-type="float">
            <text:p>0.518085</text:p>
          </table:table-cell>
          <table:table-cell office:value-type="float" office:value="0.47338" calcext:value-type="float">
            <text:p>0.47338</text:p>
          </table:table-cell>
          <table:table-cell office:value-type="float" office:value="0.48818" calcext:value-type="float">
            <text:p>0.48818</text:p>
          </table:table-cell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0.52158" calcext:value-type="float">
            <text:p>0.52158</text:p>
          </table:table-cell>
          <table:table-cell office:value-type="float" office:value="0.46209" calcext:value-type="float">
            <text:p>0.46209</text:p>
          </table:table-cell>
          <table:table-cell office:value-type="float" office:value="0.48204" calcext:value-type="float">
            <text:p>0.48204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0.48109" calcext:value-type="float">
            <text:p>0.48109</text:p>
          </table:table-cell>
          <table:table-cell office:value-type="float" office:value="0.4364" calcext:value-type="float">
            <text:p>0.4364</text:p>
          </table:table-cell>
          <table:table-cell office:value-type="float" office:value="0.444695" calcext:value-type="float">
            <text:p>0.444695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0.51704" calcext:value-type="float">
            <text:p>0.51704</text:p>
          </table:table-cell>
          <table:table-cell office:value-type="float" office:value="0.442325" calcext:value-type="float">
            <text:p>0.442325</text:p>
          </table:table-cell>
          <table:table-cell office:value-type="float" office:value="0.4659" calcext:value-type="float">
            <text:p>0.4659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AVERAGE</text:p>
          </table:table-cell>
          <table:table-cell table:formula="of:=MEDIAN([.H32:.H36])" office:value-type="float" office:value="0.51704" calcext:value-type="float">
            <text:p>0.51704</text:p>
          </table:table-cell>
          <table:table-cell table:formula="of:=MEDIAN([.I32:.I36])" office:value-type="float" office:value="0.443645" calcext:value-type="float">
            <text:p>0.443645</text:p>
          </table:table-cell>
          <table:table-cell table:formula="of:=MEDIAN([.J32:.J36])" office:value-type="float" office:value="0.4659" calcext:value-type="float">
            <text:p>0.4659</text:p>
          </table:table-cell>
        </table:table-row>
      </table:table>
      <table:table table:name="details" table:style-name="ta1">
        <table:table-column table:style-name="co13" table:number-columns-repeated="4" table:default-cell-style-name="ce1"/>
        <table:table-column table:style-name="co13" table:default-cell-style-name="ce6"/>
        <table:table-column table:style-name="co13" table:number-columns-repeated="9" table:default-cell-style-name="ce1"/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figuration 1</text:p>
          </table:table-cell>
          <table:table-cell table:number-columns-repeated="4"/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Configuration 4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44206" calcext:value-type="float">
            <text:p>0.44206</text:p>
          </table:table-cell>
          <table:table-cell office:value-type="percentage" office:value="0.44313" calcext:value-type="percentage">
            <text:p>44.31%</text:p>
          </table:table-cell>
          <table:table-cell table:formula="of:=MEDIAN([.B4:.E4])" office:value-type="float" office:value="0.443815" calcext:value-type="float">
            <text:p>0.443815</text:p>
          </table:table-cell>
          <table:table-cell office:value-type="float" office:value="0.444155833333333" calcext:value-type="float">
            <text:p>0.444155833333333</text:p>
          </table:table-cell>
          <table:table-cell/>
          <table:table-cell office:value-type="string" calcext:value-type="string">
            <text:p>set0</text:p>
          </table:table-cell>
          <table:table-cell table:number-columns-repeated="4"/>
          <table:table-cell office:value-type="float" office:value="0.428168333333333" calcext:value-type="float">
            <text:p>0.428168333333333</text:p>
          </table:table-cell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285" calcext:value-type="float">
            <text:p>0.42285</text:p>
          </table:table-cell>
          <table:table-cell office:value-type="float" office:value="0.43137" calcext:value-type="float">
            <text:p>0.43137</text:p>
          </table:table-cell>
          <table:table-cell office:value-type="float" office:value="0.36559" calcext:value-type="float">
            <text:p>0.36559</text:p>
          </table:table-cell>
          <table:table-cell office:value-type="percentage" office:value="0.41811" calcext:value-type="percentage">
            <text:p>41.81%</text:p>
          </table:table-cell>
          <table:table-cell table:formula="of:=MEDIAN([.B5:.E5])" office:value-type="float" office:value="0.42048" calcext:value-type="float">
            <text:p>0.42048</text:p>
          </table:table-cell>
          <table:table-cell office:value-type="float" office:value="0.409478333333333" calcext:value-type="float">
            <text:p>0.409478333333333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31440833333333" calcext:value-type="float">
            <text:p>0.431440833333333</text:p>
          </table:table-cell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0928" calcext:value-type="float">
            <text:p>0.40928</text:p>
          </table:table-cell>
          <table:table-cell office:value-type="float" office:value="0.43369" calcext:value-type="float">
            <text:p>0.43369</text:p>
          </table:table-cell>
          <table:table-cell office:value-type="float" office:value="0.40028" calcext:value-type="float">
            <text:p>0.40028</text:p>
          </table:table-cell>
          <table:table-cell office:value-type="percentage" office:value="0.42286" calcext:value-type="percentage">
            <text:p>42.29%</text:p>
          </table:table-cell>
          <table:table-cell table:formula="of:=MEDIAN([.B6:.E6])" office:value-type="float" office:value="0.41607" calcext:value-type="float">
            <text:p>0.41607</text:p>
          </table:table-cell>
          <table:table-cell office:value-type="float" office:value="0.416525833333333" calcext:value-type="float">
            <text:p>0.4165258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29125833333333" calcext:value-type="float">
            <text:p>0.429125833333333</text:p>
          </table:table-cell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11" calcext:value-type="float">
            <text:p>0.38411</text:p>
          </table:table-cell>
          <table:table-cell office:value-type="float" office:value="0.38383" calcext:value-type="float">
            <text:p>0.38383</text:p>
          </table:table-cell>
          <table:table-cell office:value-type="float" office:value="0.40325" calcext:value-type="float">
            <text:p>0.40325</text:p>
          </table:table-cell>
          <table:table-cell office:value-type="percentage" office:value="0.40717" calcext:value-type="percentage">
            <text:p>40.72%</text:p>
          </table:table-cell>
          <table:table-cell table:formula="of:=MEDIAN([.B7:.E7])" office:value-type="float" office:value="0.39368" calcext:value-type="float">
            <text:p>0.39368</text:p>
          </table:table-cell>
          <table:table-cell office:value-type="float" office:value="0.39459" calcext:value-type="float">
            <text:p>0.39459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407418333333333" calcext:value-type="float">
            <text:p>0.407418333333333</text:p>
          </table:table-cell>
        </table:table-row>
        <table:table-row table:style-name="ro1">
          <table:table-cell table:number-columns-repeated="5"/>
          <table:table-cell table:formula="of:=MEDIAN([.F4:.F7])" office:value-type="float" office:value="0.418275" calcext:value-type="float">
            <text:p>0.418275</text:p>
          </table:table-cell>
          <table:table-cell table:formula="of:=MEDIAN([.G4:.G7])" office:value-type="float" office:value="0.413002083333333" calcext:value-type="float">
            <text:p>0.413002083333333</text:p>
          </table:table-cell>
          <table:table-cell table:number-columns-repeated="6"/>
          <table:table-cell table:formula="of:=MEDIAN([.N4:.N7])" office:value-type="float" office:value="0.428647083333333" calcext:value-type="float">
            <text:p>0.428647083333333</text:p>
          </table:table-cell>
        </table:table-row>
        <table:table-row table:style-name="ro1">
          <table:table-cell office:value-type="string" calcext:value-type="string">
            <text:p>Configuration 2</text:p>
          </table:table-cell>
          <table:table-cell table:number-columns-repeated="8"/>
          <table:table-cell office:value-type="string" calcext:value-type="string">
            <text:p>Configuration 4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38633" calcext:value-type="float">
            <text:p>0.38633</text:p>
          </table:table-cell>
          <table:table-cell office:value-type="float" office:value="0.42308" calcext:value-type="float">
            <text:p>0.42308</text:p>
          </table:table-cell>
          <table:table-cell office:value-type="float" office:value="0.44695" calcext:value-type="float">
            <text:p>0.44695</text:p>
          </table:table-cell>
          <table:table-cell office:value-type="percentage" office:value="0.43296" calcext:value-type="percentage">
            <text:p>43.30%</text:p>
          </table:table-cell>
          <table:table-cell table:formula="of:=MEDIAN([.B11:.E11])" office:value-type="float" office:value="0.42802" calcext:value-type="float">
            <text:p>0.42802</text:p>
          </table:table-cell>
          <table:table-cell office:value-type="float" office:value="0.422329166666667" calcext:value-type="float">
            <text:p>0.422329166666667</text:p>
          </table:table-cell>
          <table:table-cell/>
          <table:table-cell office:value-type="string" calcext:value-type="string">
            <text:p>set0</text:p>
          </table:table-cell>
          <table:table-cell table:style-name="Default" table:number-columns-repeated="4"/>
          <table:table-cell office:value-type="float" office:value="0.443363333333333" calcext:value-type="float">
            <text:p>0.443363333333333</text:p>
          </table:table-cell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1527" calcext:value-type="float">
            <text:p>0.41527</text:p>
          </table:table-cell>
          <table:table-cell office:value-type="float" office:value="0.43159" calcext:value-type="float">
            <text:p>0.43159</text:p>
          </table:table-cell>
          <table:table-cell office:value-type="float" office:value="0.40411" calcext:value-type="float">
            <text:p>0.40411</text:p>
          </table:table-cell>
          <table:table-cell office:value-type="percentage" office:value="0.42362" calcext:value-type="percentage">
            <text:p>42.36%</text:p>
          </table:table-cell>
          <table:table-cell table:formula="of:=MEDIAN([.B12:.E12])" office:value-type="float" office:value="0.419445" calcext:value-type="float">
            <text:p>0.419445</text:p>
          </table:table-cell>
          <table:table-cell office:value-type="float" office:value="0.4186475" calcext:value-type="float">
            <text:p>0.4186475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08054166666666" calcext:value-type="float">
            <text:p>0.408054166666666</text:p>
          </table:table-cell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409" calcext:value-type="float">
            <text:p>0.4409</text:p>
          </table:table-cell>
          <table:table-cell office:value-type="float" office:value="0.41878" calcext:value-type="float">
            <text:p>0.41878</text:p>
          </table:table-cell>
          <table:table-cell office:value-type="float" office:value="0.40379" calcext:value-type="float">
            <text:p>0.40379</text:p>
          </table:table-cell>
          <table:table-cell office:value-type="percentage" office:value="0.46692" calcext:value-type="percentage">
            <text:p>46.69%</text:p>
          </table:table-cell>
          <table:table-cell table:formula="of:=MEDIAN([.B13:.E13])" office:value-type="float" office:value="0.42984" calcext:value-type="float">
            <text:p>0.42984</text:p>
          </table:table-cell>
          <table:table-cell office:value-type="float" office:value="0.432600833333333" calcext:value-type="float">
            <text:p>0.4326008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31855" calcext:value-type="float">
            <text:p>0.431855</text:p>
          </table:table-cell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555" calcext:value-type="float">
            <text:p>0.42555</text:p>
          </table:table-cell>
          <table:table-cell office:value-type="float" office:value="0.40481" calcext:value-type="float">
            <text:p>0.40481</text:p>
          </table:table-cell>
          <table:table-cell office:value-type="float" office:value="0.42481" calcext:value-type="float">
            <text:p>0.42481</text:p>
          </table:table-cell>
          <table:table-cell office:value-type="percentage" office:value="0.39839" calcext:value-type="percentage">
            <text:p>39.84%</text:p>
          </table:table-cell>
          <table:table-cell table:formula="of:=MEDIAN([.B14:.E14])" office:value-type="float" office:value="0.41481" calcext:value-type="float">
            <text:p>0.41481</text:p>
          </table:table-cell>
          <table:table-cell office:value-type="float" office:value="0.4133925" calcext:value-type="float">
            <text:p>0.4133925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403648333333333" calcext:value-type="float">
            <text:p>0.403648333333333</text:p>
          </table:table-cell>
        </table:table-row>
        <table:table-row table:style-name="ro1">
          <table:table-cell table:number-columns-repeated="5"/>
          <table:table-cell table:formula="of:=MEDIAN([.F11:.F14])" office:value-type="float" office:value="0.4237325" calcext:value-type="float">
            <text:p>0.4237325</text:p>
          </table:table-cell>
          <table:table-cell table:formula="of:=MEDIAN([.G11:.G14])" office:value-type="float" office:value="0.420488333333334" calcext:value-type="float">
            <text:p>0.420488333333334</text:p>
          </table:table-cell>
          <table:table-cell table:number-columns-repeated="6"/>
          <table:table-cell table:formula="of:=MEDIAN([.N11:.N14])" office:value-type="float" office:value="0.419954583333333" calcext:value-type="float">
            <text:p>0.41995458333333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figuration 3</text:p>
          </table:table-cell>
          <table:table-cell table:number-columns-repeated="8"/>
          <table:table-cell office:value-type="string" calcext:value-type="string">
            <text:p>Configuration 4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4"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table:style-name="ce6" office:value-type="string" calcext:value-type="string">
            <text:p>it3</text:p>
          </table:table-cell>
          <table:table-cell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4254" calcext:value-type="float">
            <text:p>0.44254</text:p>
          </table:table-cell>
          <table:table-cell office:value-type="float" office:value="0.44693" calcext:value-type="float">
            <text:p>0.44693</text:p>
          </table:table-cell>
          <table:table-cell office:value-type="float" office:value="0.48138" calcext:value-type="float">
            <text:p>0.48138</text:p>
          </table:table-cell>
          <table:table-cell office:value-type="percentage" office:value="0.42315" calcext:value-type="percentage">
            <text:p>42.32%</text:p>
          </table:table-cell>
          <table:table-cell table:formula="of:=MEDIAN([.B19:.E19])" office:value-type="float" office:value="0.444735" calcext:value-type="float">
            <text:p>0.444735</text:p>
          </table:table-cell>
          <table:table-cell office:value-type="float" office:value="0.448500833333333" calcext:value-type="float">
            <text:p>0.448500833333333</text:p>
          </table:table-cell>
          <table:table-cell/>
          <table:table-cell office:value-type="string" calcext:value-type="string">
            <text:p>set0</text:p>
          </table:table-cell>
          <table:table-cell table:number-columns-repeated="4"/>
          <table:table-cell office:value-type="float" office:value="0.446256666666666" calcext:value-type="float">
            <text:p>0.446256666666666</text:p>
          </table:table-cell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4558" calcext:value-type="float">
            <text:p>0.44558</text:p>
          </table:table-cell>
          <table:table-cell office:value-type="float" office:value="0.4435" calcext:value-type="float">
            <text:p>0.4435</text:p>
          </table:table-cell>
          <table:table-cell office:value-type="float" office:value="0.43751" calcext:value-type="float">
            <text:p>0.43751</text:p>
          </table:table-cell>
          <table:table-cell office:value-type="percentage" office:value="0.43137" calcext:value-type="percentage">
            <text:p>43.14%</text:p>
          </table:table-cell>
          <table:table-cell table:formula="of:=MEDIAN([.B20:.E20])" office:value-type="float" office:value="0.440505" calcext:value-type="float">
            <text:p>0.440505</text:p>
          </table:table-cell>
          <table:table-cell office:value-type="float" office:value="0.439491666666667" calcext:value-type="float">
            <text:p>0.439491666666667</text:p>
          </table:table-cell>
          <table:table-cell/>
          <table:table-cell office:value-type="string" calcext:value-type="string">
            <text:p>set1</text:p>
          </table:table-cell>
          <table:table-cell table:number-columns-repeated="4"/>
          <table:table-cell office:value-type="float" office:value="0.43282000000004" calcext:value-type="float">
            <text:p>0.43282000000004</text:p>
          </table:table-cell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35397" calcext:value-type="float">
            <text:p>0.35397</text:p>
          </table:table-cell>
          <table:table-cell office:value-type="float" office:value="0.43337" calcext:value-type="float">
            <text:p>0.43337</text:p>
          </table:table-cell>
          <table:table-cell office:value-type="float" office:value="0.44517" calcext:value-type="float">
            <text:p>0.44517</text:p>
          </table:table-cell>
          <table:table-cell office:value-type="percentage" office:value="0.45398" calcext:value-type="percentage">
            <text:p>45.40%</text:p>
          </table:table-cell>
          <table:table-cell table:formula="of:=MEDIAN([.B21:.E21])" office:value-type="float" office:value="0.43927" calcext:value-type="float">
            <text:p>0.43927</text:p>
          </table:table-cell>
          <table:table-cell office:value-type="float" office:value="0.421623333333333" calcext:value-type="float">
            <text:p>0.421623333333333</text:p>
          </table:table-cell>
          <table:table-cell/>
          <table:table-cell office:value-type="string" calcext:value-type="string">
            <text:p>set2</text:p>
          </table:table-cell>
          <table:table-cell table:number-columns-repeated="4"/>
          <table:table-cell table:style-name="ce11" office:value-type="float" office:value="0.457728333333333" calcext:value-type="float">
            <text:p>0.457728333333333</text:p>
          </table:table-cell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38481" calcext:value-type="float">
            <text:p>0.38481</text:p>
          </table:table-cell>
          <table:table-cell office:value-type="float" office:value="0.39116" calcext:value-type="float">
            <text:p>0.39116</text:p>
          </table:table-cell>
          <table:table-cell office:value-type="float" office:value="0.43292" calcext:value-type="float">
            <text:p>0.43292</text:p>
          </table:table-cell>
          <table:table-cell office:value-type="percentage" office:value="0.42666" calcext:value-type="percentage">
            <text:p>42.67%</text:p>
          </table:table-cell>
          <table:table-cell table:formula="of:=MEDIAN([.B22:.E22])" office:value-type="float" office:value="0.40891" calcext:value-type="float">
            <text:p>0.40891</text:p>
          </table:table-cell>
          <table:table-cell office:value-type="float" office:value="0.4088875" calcext:value-type="float">
            <text:p>0.4088875</text:p>
          </table:table-cell>
          <table:table-cell/>
          <table:table-cell office:value-type="string" calcext:value-type="string">
            <text:p>set3</text:p>
          </table:table-cell>
          <table:table-cell table:number-columns-repeated="4"/>
          <table:table-cell table:style-name="ce11" office:value-type="float" office:value="0.394636666666667" calcext:value-type="float">
            <text:p>0.394636666666667</text:p>
          </table:table-cell>
        </table:table-row>
        <table:table-row table:style-name="ro1">
          <table:table-cell table:number-columns-repeated="5"/>
          <table:table-cell table:formula="of:=MEDIAN([.F19:.F22])" office:value-type="float" office:value="0.4398875" calcext:value-type="float">
            <text:p>0.4398875</text:p>
          </table:table-cell>
          <table:table-cell table:formula="of:=MEDIAN([.G19:.G22])" office:value-type="float" office:value="0.4305575" calcext:value-type="float">
            <text:p>0.4305575</text:p>
          </table:table-cell>
          <table:table-cell table:number-columns-repeated="6"/>
          <table:table-cell table:style-name="ce3" table:formula="of:=MEDIAN([.N19:.N22])" office:value-type="float" office:value="0.439538333333353" calcext:value-type="float">
            <text:p>0.439538333333353</text:p>
          </table:table-cell>
        </table:table-row>
        <table:table-row table:style-name="ro1">
          <table:table-cell office:value-type="string" calcext:value-type="string">
            <text:p>Configuration 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office:value-type="float" office:value="0.43262" calcext:value-type="float">
            <text:p>0.43262</text:p>
          </table:table-cell>
          <table:table-cell office:value-type="float" office:value="0.44678" calcext:value-type="float">
            <text:p>0.44678</text:p>
          </table:table-cell>
          <table:table-cell office:value-type="float" office:value="0.42929" calcext:value-type="float">
            <text:p>0.42929</text:p>
          </table:table-cell>
          <table:table-cell office:value-type="percentage" office:value="0.44498" calcext:value-type="percentage">
            <text:p>44.50%</text:p>
          </table:table-cell>
          <table:table-cell table:formula="of:=MEDIAN([.B26:.E26])" office:value-type="float" office:value="0.4388" calcext:value-type="float">
            <text:p>0.4388</text:p>
          </table:table-cell>
          <table:table-cell office:value-type="float" office:value="0.438415833333333" calcext:value-type="float">
            <text:p>0.438415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office:value-type="float" office:value="0.42879" calcext:value-type="float">
            <text:p>0.42879</text:p>
          </table:table-cell>
          <table:table-cell office:value-type="float" office:value="0.41901" calcext:value-type="float">
            <text:p>0.41901</text:p>
          </table:table-cell>
          <table:table-cell office:value-type="float" office:value="0.42859" calcext:value-type="float">
            <text:p>0.42859</text:p>
          </table:table-cell>
          <table:table-cell office:value-type="percentage" office:value="0.4264" calcext:value-type="percentage">
            <text:p>42.64%</text:p>
          </table:table-cell>
          <table:table-cell table:formula="of:=MEDIAN([.B27:.E27])" office:value-type="float" office:value="0.427495" calcext:value-type="float">
            <text:p>0.427495</text:p>
          </table:table-cell>
          <table:table-cell office:value-type="float" office:value="0.4257" calcext:value-type="float">
            <text:p>0.4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office:value-type="float" office:value="0.48257" calcext:value-type="float">
            <text:p>0.48257</text:p>
          </table:table-cell>
          <table:table-cell office:value-type="float" office:value="0.39187" calcext:value-type="float">
            <text:p>0.39187</text:p>
          </table:table-cell>
          <table:table-cell office:value-type="float" office:value="0.43493" calcext:value-type="float">
            <text:p>0.43493</text:p>
          </table:table-cell>
          <table:table-cell office:value-type="percentage" office:value="0.46405" calcext:value-type="percentage">
            <text:p>46.41%</text:p>
          </table:table-cell>
          <table:table-cell table:formula="of:=MEDIAN([.B28:.E28])" office:value-type="float" office:value="0.44949" calcext:value-type="float">
            <text:p>0.44949</text:p>
          </table:table-cell>
          <table:table-cell office:value-type="float" office:value="0.443355" calcext:value-type="float">
            <text:p>0.4433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40549" calcext:value-type="float">
            <text:p>0.40549</text:p>
          </table:table-cell>
          <table:table-cell office:value-type="float" office:value="0.37708" calcext:value-type="float">
            <text:p>0.37708</text:p>
          </table:table-cell>
          <table:table-cell office:value-type="percentage" office:value="0.35677" calcext:value-type="percentage">
            <text:p>35.68%</text:p>
          </table:table-cell>
          <table:table-cell table:formula="of:=MEDIAN([.B29:.E29])" office:value-type="float" office:value="0.391285" calcext:value-type="float">
            <text:p>0.391285</text:p>
          </table:table-cell>
          <table:table-cell office:value-type="float" office:value="0.390714166666667" calcext:value-type="float">
            <text:p>0.390714166666667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MEDIAN([.F26:.F29])" office:value-type="float" office:value="0.4331475" calcext:value-type="float">
            <text:p>0.4331475</text:p>
          </table:table-cell>
          <table:table-cell table:style-name="ce10" table:formula="of:=MEDIAN([.G26:.G29])" office:value-type="float" office:value="0.432057916666667" calcext:value-type="float">
            <text:p>0.432057916666667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figuration 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46496666666667" calcext:value-type="float">
            <text:p>0.446496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office:value-type="float" office:value="0.446496666666665" calcext:value-type="float">
            <text:p>0.4464966666666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00838333333333" calcext:value-type="float">
            <text:p>0.40083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office:value-type="float" office:value="0.402301666666667" calcext:value-type="float">
            <text:p>0.402301666666667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MEDIAN([.G34:.G37])" office:value-type="float" office:value="0.424399166666666" calcext:value-type="float">
            <text:p>0.4243991666666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uration 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office:value-type="float" office:value="0.438661916666667" calcext:value-type="float">
            <text:p>0.43866191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office:value-type="float" office:value="0.438619166666667" calcext:value-type="float">
            <text:p>0.4386191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3661" calcext:value-type="float">
            <text:p>0.436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68331666666667" calcext:value-type="float">
            <text:p>0.368331666666667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3" table:formula="of:=MEDIAN([.G41:.G44])" office:value-type="float" office:value="0.437614583333334" calcext:value-type="float">
            <text:p>0.4376145833333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uration 7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2" office:value-type="float" office:value="0.433358333333333" calcext:value-type="float">
            <text:p>0.43335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393699166666667" calcext:value-type="float">
            <text:p>0.3936991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35905" calcext:value-type="float">
            <text:p>0.435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92254166666667" calcext:value-type="float">
            <text:p>0.392254166666667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MEDIAN([.G48:.G51])" office:value-type="float" office:value="0.41352875" calcext:value-type="float">
            <text:p>0.413528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figuration 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2" office:value-type="float" office:value="0.449520833333333" calcext:value-type="float">
            <text:p>0.4495208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419633333333333" calcext:value-type="float">
            <text:p>0.419633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29941666666667" calcext:value-type="float">
            <text:p>0.4299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 office:value-type="float" office:value="0.3944675" calcext:value-type="float">
            <text:p>0.3944675</text:p>
          </table:table-cell>
          <table:table-cell table:number-columns-repeated="7"/>
        </table:table-row>
        <table:table-row table:style-name="ro1">
          <table:table-cell table:number-columns-repeated="6"/>
          <table:table-cell table:formula="of:=MEDIAN([.G55:.G58])" office:value-type="float" office:value="0.4247875" calcext:value-type="float">
            <text:p>0.4247875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 table:number-rows-repeated="3">
          <table:table-cell table:number-columns-repeated="6"/>
          <table:table-cell table:style-name="ce11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onfiguration 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It0</text:p>
          </table:table-cell>
          <table:table-cell office:value-type="string" calcext:value-type="string">
            <text:p>it1</text:p>
          </table:table-cell>
          <table:table-cell office:value-type="string" calcext:value-type="string">
            <text:p>it2</text:p>
          </table:table-cell>
          <table:table-cell office:value-type="string" calcext:value-type="string">
            <text:p>i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0</text:p>
          </table:table-cell>
          <table:table-cell table:number-columns-repeated="5"/>
          <table:table-cell table:style-name="ce11" office:value-type="float" office:value="0.432588333333333" calcext:value-type="float">
            <text:p>0.4325883333333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1</text:p>
          </table:table-cell>
          <table:table-cell table:number-columns-repeated="5"/>
          <table:table-cell table:style-name="ce11" office:value-type="float" office:value="0.433441666666667" calcext:value-type="float">
            <text:p>0.43344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2</text:p>
          </table:table-cell>
          <table:table-cell table:number-columns-repeated="5"/>
          <table:table-cell table:style-name="ce11" office:value-type="float" office:value="0.410891666666667" calcext:value-type="float">
            <text:p>0.4108916666666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t3</text:p>
          </table:table-cell>
          <table:table-cell table:number-columns-repeated="5"/>
          <table:table-cell table:style-name="ce11"/>
          <table:table-cell table:number-columns-repeated="7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'temario-optimization-analysis'.A2:'temario-optimization-analysis'.I1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3:28:18.41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3T14:36:11.051000000</dc:date>
    <meta:editing-duration>PT11H16M14S</meta:editing-duration>
    <meta:editing-cycles>24</meta:editing-cycles>
    <meta:generator>LibreOffice/6.2.4.2$Windows_X86_64 LibreOffice_project/2412653d852ce75f65fbfa83fb7e7b669a126d64</meta:generator>
    <meta:document-statistic meta:table-count="3" meta:cell-count="520" meta:object-count="0"/>
  </office:meta>
</office:document-meta>
</file>